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0.545cm" fo:min-width="8.707cm" style:writing-mode="lr-tb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3.243cm" fo:min-width="8.707cm" style:writing-mode="lr-tb"/>
      <style:paragraph-properties style:writing-mode="lr-tb"/>
    </style:style>
    <style:style style:name="gr3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4.195cm" fo:min-width="8.39cm" style:writing-mode="lr-tb"/>
      <style:paragraph-properties style:writing-mode="lr-tb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</style:style>
    <style:style style:name="gr7" style:family="graphic" style:parent-style-name="objectwithoutfill">
      <style:graphic-properties draw:marker-end="Arrowheads_20_13" draw:marker-end-width="0.3cm" draw:fill="none" draw:textarea-vertical-align="middle"/>
    </style:style>
    <style:style style:name="gr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337cm" fo:min-width="7.754cm" style:writing-mode="lr-tb"/>
      <style:paragraph-properties style:writing-mode="lr-tb"/>
    </style:style>
    <style:style style:name="gr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338cm" fo:min-width="7.754cm" style:writing-mode="lr-tb"/>
      <style:paragraph-properties style:writing-mode="lr-tb"/>
    </style:style>
    <style:style style:name="gr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02cm" fo:min-width="7.754cm" style:writing-mode="lr-tb"/>
      <style:paragraph-properties style:writing-mode="lr-tb"/>
    </style:style>
    <style:style style:name="gr11" style:family="graphic" style:parent-style-name="objectwithoutfill">
      <style:graphic-properties svg:stroke-color="#999999" draw:marker-end="Arrowheads_20_14" draw:marker-end-width="0.3cm" draw:fill="none" draw:textarea-vertical-align="middle"/>
    </style:style>
    <style:style style:name="gr12" style:family="graphic" style:parent-style-name="objectwithoutfill">
      <style:graphic-properties svg:stroke-color="#999999" draw:marker-end="Arrowheads_20_16" draw:marker-end-width="0.3cm" draw:fill="none" draw:textarea-vertical-align="middle"/>
    </style:style>
    <style:style style:name="gr13" style:family="graphic" style:parent-style-name="standard">
      <style:graphic-properties draw:textarea-vertical-align="middle" draw:auto-grow-height="false" fo:min-height="0.482cm" fo:min-width="5.312cm" fo:wrap-option="wrap" style:writing-mode="lr-tb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standard">
      <style:graphic-properties draw:stroke="none" svg:stroke-color="#729fcf" draw:fill="none" draw:fill-color="#dddddd" loext:fill-use-slide-background="false" draw:textarea-horizontal-align="justify" draw:textarea-vertical-align="middle" draw:auto-grow-height="false" fo:min-height="0.702cm" fo:min-width="8.0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207cm" svg:height="10.795cm" svg:x="1.635cm" svg:y="8.937cm">
          <text:p text:style-name="P1"><text:span text:style-name="T1">gcp/handler.py</text:span></text:p>
          <text:p text:style-name="P1"><text:span text:style-name="T1"/></text:p>
          <text:p text:style-name="P1">All actions are performed according to the 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9.207cm" svg:height="3.493cm" svg:x="1.635cm" svg:y="2.905cm">
          <text:p text:style-name="P1"><text:span text:style-name="T1">main.py</text:span></text:p>
          <text:p text:style-name="P1"/>
          <text:p text:style-name="P1">Reads messages from the entity events PubSu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238cm" svg:y1="6.398cm" svg:x2="6.238cm" svg:y2="8.937cm" draw:start-shape="id1" draw:start-glue-point="2" draw:end-shape="id2" draw:end-glue-point="0" svg:d="M6238 6398v2539" svg:viewBox="0 0 1 2540">
          <text:p text:style-name="P1">Entity</text:p>
          <text:p text:style-name="P1">Config</text:p>
        </draw:connector>
        <draw:custom-shape draw:style-name="gr4" draw:text-style-name="P2" xml:id="id3" draw:id="id3" draw:layer="layout" svg:width="8.89cm" svg:height="4.445cm" svg:x="15.605cm" svg:y="1.952cm">
          <text:p text:style-name="P1"><text:span text:style-name="T1">gcp/google_service.py</text:span></text:p>
          <text:p text:style-name="P1"/>
          <text:p text:style-name="P1">Provides an API to read GCP resources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8.89cm" svg:height="4.445cm" svg:x="15.605cm" svg:y="7.667cm">
          <text:p text:style-name="P1"><text:span text:style-name="T1">port/entities.py</text:span></text:p>
          <text:p text:style-name="P1"/>
          <text:p text:style-name="P1">Provides an interface to serialize json via jq.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8.89cm" svg:height="4.445cm" svg:x="15.605cm" svg:y="13.382cm">
          <text:p text:style-name="P1"><text:span text:style-name="T1">port/client.py</text:span></text:p>
          <text:p text:style-name="P1"/>
          <text:p text:style-name="P1">Provides an API to upsert entities to Port.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5.605cm" svg:y1="4.174cm" svg:x2="10.207cm" svg:y2="13.858cm" draw:start-shape="id3" draw:start-glue-point="3" draw:end-shape="id4" draw:end-glue-point="1" svg:d="M15605 4174c-4048 0-1350 9684-5398 9684" svg:viewBox="0 0 5399 9685">
          <text:p/>
        </draw:connector>
        <draw:connector draw:style-name="gr6" draw:text-style-name="P3" draw:layer="layout" draw:type="curve" svg:x1="15.605cm" svg:y1="9.889cm" svg:x2="10.207cm" svg:y2="16.081cm" draw:start-shape="id5" draw:start-glue-point="3" draw:end-shape="id6" draw:end-glue-point="1" svg:d="M15605 9889c-4048 0-1350 6192-5398 6192" svg:viewBox="0 0 5399 6193">
          <text:p/>
        </draw:connector>
        <draw:connector draw:style-name="gr7" draw:text-style-name="P3" draw:layer="layout" draw:type="curve" svg:x1="15.605cm" svg:y1="15.604cm" svg:x2="10.207cm" svg:y2="18.145cm" draw:start-shape="id7" draw:start-glue-point="3" draw:end-shape="id8" draw:end-glue-point="1" svg:d="M15605 15604c-4048 0-1350 2541-5398 2541" svg:viewBox="0 0 5399 2542">
          <text:p/>
        </draw:connector>
        <draw:custom-shape draw:style-name="gr8" draw:text-style-name="P5" xml:id="id4" draw:id="id4" draw:layer="layout" svg:width="8.254cm" svg:height="1.587cm" svg:x="1.953cm" svg:y="13.065cm">
          <text:p text:style-name="P4">Reads GCP resources according to config.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8.254cm" svg:height="1.588cm" svg:x="1.953cm" svg:y="15.287cm">
          <text:p text:style-name="P4">Serializes the GCP resources to Port Entities.</text:p>
          <draw:enhanced-geometry svg:viewBox="0 0 21600 21600" draw:type="rectangle" draw:enhanced-path="M 0 0 L 21600 0 21600 21600 0 21600 0 0 Z N"/>
        </draw:custom-shape>
        <draw:custom-shape draw:style-name="gr10" draw:text-style-name="P5" xml:id="id8" draw:id="id8" draw:layer="layout" svg:width="8.254cm" svg:height="1.27cm" svg:x="1.953cm" svg:y="17.51cm">
          <text:p text:style-name="P4">Upsert the entities to Port.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6.08cm" svg:y1="14.652cm" svg:x2="6.08cm" svg:y2="15.287cm" draw:start-shape="id4" draw:start-glue-point="2" draw:end-shape="id6" draw:end-glue-point="0" svg:d="M6080 14652v635" svg:viewBox="0 0 1 636">
          <text:p/>
        </draw:connector>
        <draw:connector draw:style-name="gr12" draw:text-style-name="P3" draw:layer="layout" draw:type="line" svg:x1="6.08cm" svg:y1="16.875cm" svg:x2="6.08cm" svg:y2="17.51cm" draw:start-shape="id6" draw:start-glue-point="2" draw:end-shape="id8" draw:end-glue-point="0" svg:d="M6080 16875v635" svg:viewBox="0 0 1 636">
          <text:p/>
        </draw:connector>
        <draw:custom-shape draw:style-name="gr13" draw:text-style-name="P7" draw:layer="layout" svg:width="6.35cm" svg:height="1.27cm" svg:x="20.05cm" svg:y="19.097cm">
          <text:p text:style-name="P6"><text:span text:style-name="T2">Provided by the</text:span></text:p>
          <text:p text:style-name="P6"><text:span text:style-name="T2">IDontKnowUML group</text:span>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14" draw:text-style-name="P3" draw:layer="layout" svg:x1="6.238cm" svg:y1="2.27cm" svg:x2="6.238cm" svg:y2="2.905cm" draw:start-shape="id9" draw:start-glue-point="2" draw:end-shape="id1" draw:end-glue-point="0" svg:d="M6238 2270v635" svg:viewBox="0 0 1 636">
          <text:p/>
        </draw:connector>
        <draw:custom-shape draw:style-name="gr15" draw:text-style-name="P8" xml:id="id9" draw:id="id9" draw:layer="layout" svg:width="8.573cm" svg:height="0.952cm" svg:x="1.952cm" svg:y="1.318cm">
          <text:p text:style-name="P1">Trigger (by eventarc even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8T17:19:44.285000000</meta:creation-date>
    <meta:generator>LibreOffice/7.5.2.2$Windows_X86_64 LibreOffice_project/53bb9681a964705cf672590721dbc85eb4d0c3a2</meta:generator>
    <dc:date>2023-05-08T20:38:50.107000000</dc:date>
    <meta:editing-duration>PT3H14M7S</meta:editing-duration>
    <meta:editing-cycles>4</meta:editing-cycles>
    <meta:document-statistic meta:object-count="17"/>
  </office:meta>
</office:document-meta>
</file>